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8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95" calcext:value-type="currency" table:number-columns-spanned="2" table:number-rows-spanned="2">
            <text:p>$19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9-01" calcext:value-type="date">
            <text:p>09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8-03" calcext:value-type="date">
            <text:p>08/03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8-17" calcext:value-type="date">
            <text:p>08/17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9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8-31" calcext:value-type="date">
            <text:p>08/31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8" table:number-columns-spanned="5" table:number-rows-spanned="1"/>
          <table:covered-table-cell table:number-columns-repeated="4" table:style-name="ce28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95" calcext:value-type="currency">
            <text:p>$19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95" calcext:value-type="currency">
            <text:p>$19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8-28T20:29:32.619820264</dc:date>
    <meta:editing-duration>PT3H59S</meta:editing-duration>
    <meta:editing-cycles>57</meta:editing-cycles>
    <meta:generator>LibreOffice/7.4.7.2$Linux_AARCH64 LibreOffice_project/40$Build-2</meta:generator>
    <meta:document-statistic meta:table-count="1" meta:cell-count="60" meta:object-count="1"/>
  </office:meta>
</office:document-meta>
</file>